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60000014ED1AC7C268015E9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bjects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"><text:span text:style-name="T1">https://www.w3schools.com/jsref/jsref_obj_object.asp</text:span></text:p>
          </draw:text-box>
        </draw:frame>
        <draw:frame draw:style-name="gr2" draw:text-style-name="P3" draw:layer="layout" svg:width="17.938cm" svg:height="8.836cm" svg:x="0.562cm" svg:y="3.164cm">
          <draw:image xlink:href="Pictures/10000001000002A60000014ED1AC7C268015E917.png" xlink:type="simple" xlink:show="embed" xlink:actuate="onLoad" draw:mime-type="image/png">
            <text:p/>
          </draw:image>
        </draw:frame>
        <draw:frame draw:style-name="gr3" draw:text-style-name="P4" draw:layer="layout" svg:width="17.5cm" svg:height="0.962cm" svg:x="1cm" svg:y="12.5cm">
          <draw:text-box>
            <text:p># Make note of keys() and toString(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5T20:21:25.904184915</meta:creation-date>
    <meta:editing-duration>PT12M20S</meta:editing-duration>
    <meta:editing-cycles>4</meta:editing-cycles>
    <meta:generator>LibreOffice/7.3.7.2$Linux_X86_64 LibreOffice_project/30$Build-2</meta:generator>
    <dc:title>Blue Curve</dc:title>
    <dc:date>2023-03-15T20:33:57.945605497</dc:date>
    <meta:document-statistic meta:object-count="47"/>
  </office:meta>
</office:document-meta>
</file>